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Ubuntu Mono" svg:font-family="'Ubuntu Mono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21324" officeooo:paragraph-rsid="00121324"/>
    </style:style>
    <style:style style:name="P2" style:family="paragraph" style:parent-style-name="Text_20_body" style:list-style-name="L1">
      <style:text-properties officeooo:rsid="00121324" officeooo:paragraph-rsid="00121324"/>
    </style:style>
    <style:style style:name="P3" style:family="paragraph" style:parent-style-name="Text_20_body" style:list-style-name="L1">
      <style:text-properties officeooo:rsid="0013943d" officeooo:paragraph-rsid="0013943d"/>
    </style:style>
    <style:style style:name="P4" style:family="paragraph" style:parent-style-name="Text_20_body" style:list-style-name="L1">
      <style:text-properties officeooo:rsid="0020ba2f" officeooo:paragraph-rsid="0020ba2f"/>
    </style:style>
    <style:style style:name="P5" style:family="paragraph" style:parent-style-name="Text_20_body" style:list-style-name="L1">
      <style:text-properties officeooo:rsid="00224354" officeooo:paragraph-rsid="00224354"/>
    </style:style>
    <style:style style:name="P6" style:family="paragraph" style:parent-style-name="Text_20_body" style:list-style-name="L2">
      <style:text-properties officeooo:rsid="0017412e" officeooo:paragraph-rsid="0017412e"/>
    </style:style>
    <style:style style:name="P7" style:family="paragraph" style:parent-style-name="Text_20_body" style:list-style-name="L3">
      <style:text-properties officeooo:rsid="0018f6e5" officeooo:paragraph-rsid="0018f6e5"/>
    </style:style>
    <style:style style:name="P8" style:family="paragraph" style:parent-style-name="Text_20_body" style:list-style-name="L4">
      <style:text-properties officeooo:rsid="001ac8d2" officeooo:paragraph-rsid="001ac8d2"/>
    </style:style>
    <style:style style:name="P9" style:family="paragraph" style:parent-style-name="Text_20_body" style:list-style-name="L4">
      <style:text-properties officeooo:rsid="001c0654" officeooo:paragraph-rsid="001c0654"/>
    </style:style>
    <style:style style:name="P10" style:family="paragraph" style:parent-style-name="Text_20_body" style:list-style-name="L4">
      <style:text-properties officeooo:rsid="001cb650" officeooo:paragraph-rsid="001cb650"/>
    </style:style>
    <style:style style:name="P11" style:family="paragraph" style:parent-style-name="Text_20_body" style:list-style-name="L5">
      <style:text-properties officeooo:rsid="001cb650" officeooo:paragraph-rsid="001cb650"/>
    </style:style>
    <style:style style:name="P12" style:family="paragraph" style:parent-style-name="Text_20_body" style:list-style-name="L5">
      <style:text-properties officeooo:rsid="001dba29" officeooo:paragraph-rsid="001dba29"/>
    </style:style>
    <style:style style:name="P13" style:family="paragraph" style:parent-style-name="Text_20_body" style:list-style-name="L6">
      <style:text-properties officeooo:rsid="0024194a" officeooo:paragraph-rsid="0024194a"/>
    </style:style>
    <style:style style:name="P14" style:family="paragraph" style:parent-style-name="Text_20_body" style:list-style-name="L7">
      <style:text-properties officeooo:rsid="00247c3c" officeooo:paragraph-rsid="00247c3c"/>
    </style:style>
    <style:style style:name="P15" style:family="paragraph" style:parent-style-name="Text_20_body" style:list-style-name="L7">
      <style:text-properties officeooo:rsid="00247e43" officeooo:paragraph-rsid="00247e43"/>
    </style:style>
    <style:style style:name="P16" style:family="paragraph" style:parent-style-name="Text_20_body" style:list-style-name="L7">
      <style:text-properties officeooo:rsid="00262ad2" officeooo:paragraph-rsid="00262ad2"/>
    </style:style>
    <style:style style:name="P17" style:family="paragraph" style:parent-style-name="Text_20_body" style:list-style-name="L7">
      <style:text-properties officeooo:rsid="0027d6ad" officeooo:paragraph-rsid="0027d6ad"/>
    </style:style>
    <style:style style:name="P18" style:family="paragraph" style:parent-style-name="Text_20_body" style:list-style-name="L8">
      <style:text-properties officeooo:rsid="0028413c" officeooo:paragraph-rsid="0028413c"/>
    </style:style>
    <style:style style:name="P19" style:family="paragraph" style:parent-style-name="Text_20_body" style:list-style-name="L9">
      <style:text-properties officeooo:rsid="002a18b0" officeooo:paragraph-rsid="002a18b0"/>
    </style:style>
    <style:style style:name="P20" style:family="paragraph" style:parent-style-name="Text_20_body" style:list-style-name="L9">
      <style:text-properties officeooo:rsid="002b5e4a" officeooo:paragraph-rsid="002b5e4a"/>
    </style:style>
    <style:style style:name="P21" style:family="paragraph" style:parent-style-name="Text_20_body" style:list-style-name="L10">
      <style:text-properties officeooo:rsid="002edde6" officeooo:paragraph-rsid="002edde6"/>
    </style:style>
    <style:style style:name="P22" style:family="paragraph" style:parent-style-name="Text_20_body" style:list-style-name="L10">
      <style:text-properties officeooo:rsid="00301238" officeooo:paragraph-rsid="00301238"/>
    </style:style>
    <style:style style:name="P23" style:family="paragraph" style:parent-style-name="Text_20_body" style:list-style-name="L11">
      <style:text-properties officeooo:rsid="0031b6e2" officeooo:paragraph-rsid="0031b6e2"/>
    </style:style>
    <style:style style:name="P24" style:family="paragraph" style:parent-style-name="Text_20_body" style:list-style-name="L11">
      <style:text-properties officeooo:rsid="00339580" officeooo:paragraph-rsid="00339580"/>
    </style:style>
    <style:style style:name="P25" style:family="paragraph" style:parent-style-name="Text_20_body" style:list-style-name="L12">
      <style:text-properties officeooo:rsid="0034c495" officeooo:paragraph-rsid="0034c495"/>
    </style:style>
    <style:style style:name="P26" style:family="paragraph" style:parent-style-name="Text_20_body" style:list-style-name="L15">
      <style:text-properties officeooo:rsid="0036bda1" officeooo:paragraph-rsid="0036bda1"/>
    </style:style>
    <style:style style:name="P27" style:family="paragraph" style:parent-style-name="Text_20_body" style:list-style-name="L14">
      <style:text-properties officeooo:rsid="00370b16" officeooo:paragraph-rsid="00370b16"/>
    </style:style>
    <style:style style:name="P28" style:family="paragraph" style:parent-style-name="Text_20_body" style:list-style-name="L14">
      <style:text-properties officeooo:rsid="00373062" officeooo:paragraph-rsid="00373062"/>
    </style:style>
    <style:style style:name="P29" style:family="paragraph" style:parent-style-name="Text_20_body" style:list-style-name="L16">
      <style:text-properties officeooo:rsid="00379702" officeooo:paragraph-rsid="00379702"/>
    </style:style>
    <style:style style:name="P30" style:family="paragraph" style:parent-style-name="Heading_20_1">
      <style:text-properties officeooo:rsid="00121324" officeooo:paragraph-rsid="00121324"/>
    </style:style>
    <style:style style:name="P31" style:family="paragraph" style:parent-style-name="Heading_20_2">
      <style:text-properties officeooo:rsid="00121324" officeooo:paragraph-rsid="00121324"/>
    </style:style>
    <style:style style:name="P32" style:family="paragraph" style:parent-style-name="Heading_20_2">
      <style:text-properties officeooo:rsid="0017412e" officeooo:paragraph-rsid="0017412e"/>
    </style:style>
    <style:style style:name="P33" style:family="paragraph" style:parent-style-name="Heading_20_2">
      <style:text-properties officeooo:rsid="0018f6e5" officeooo:paragraph-rsid="0018f6e5"/>
    </style:style>
    <style:style style:name="P34" style:family="paragraph" style:parent-style-name="Heading_20_2">
      <style:text-properties officeooo:rsid="001c6a3b" officeooo:paragraph-rsid="001c6a3b"/>
    </style:style>
    <style:style style:name="P35" style:family="paragraph" style:parent-style-name="Heading_20_2">
      <style:text-properties officeooo:rsid="0024194a" officeooo:paragraph-rsid="0024194a"/>
    </style:style>
    <style:style style:name="P36" style:family="paragraph" style:parent-style-name="Heading_20_2">
      <style:text-properties officeooo:rsid="00247c3c" officeooo:paragraph-rsid="00247c3c"/>
    </style:style>
    <style:style style:name="P37" style:family="paragraph" style:parent-style-name="Heading_20_2">
      <style:text-properties officeooo:rsid="0029981b" officeooo:paragraph-rsid="0029981b"/>
    </style:style>
    <style:style style:name="P38" style:family="paragraph" style:parent-style-name="Heading_20_2">
      <style:text-properties officeooo:rsid="002edde6" officeooo:paragraph-rsid="002edde6"/>
    </style:style>
    <style:style style:name="P39" style:family="paragraph" style:parent-style-name="Heading_20_2">
      <style:text-properties officeooo:rsid="0031b6e2" officeooo:paragraph-rsid="0031b6e2"/>
    </style:style>
    <style:style style:name="P40" style:family="paragraph" style:parent-style-name="Heading_20_2">
      <style:text-properties officeooo:rsid="0034a1b2" officeooo:paragraph-rsid="0034a1b2"/>
    </style:style>
    <style:style style:name="P41" style:family="paragraph" style:parent-style-name="Heading_20_2">
      <style:text-properties officeooo:rsid="0036bda1" officeooo:paragraph-rsid="0036bda1"/>
    </style:style>
    <style:style style:name="P42" style:family="paragraph" style:parent-style-name="Heading_20_2">
      <style:text-properties officeooo:rsid="00379702" officeooo:paragraph-rsid="00379702"/>
    </style:style>
    <style:style style:name="P43" style:family="paragraph" style:parent-style-name="Heading_20_2">
      <style:paragraph-properties fo:break-before="page"/>
      <style:text-properties officeooo:rsid="001ac8d2" officeooo:paragraph-rsid="001ac8d2"/>
    </style:style>
    <style:style style:name="P44" style:family="paragraph" style:parent-style-name="Heading_20_2">
      <style:paragraph-properties fo:break-before="page"/>
      <style:text-properties officeooo:rsid="0028413c" officeooo:paragraph-rsid="0028413c"/>
    </style:style>
    <style:style style:name="P45" style:family="paragraph" style:parent-style-name="Heading_20_2">
      <style:paragraph-properties fo:break-before="page"/>
      <style:text-properties officeooo:rsid="0035df4f" officeooo:paragraph-rsid="0035df4f"/>
    </style:style>
    <style:style style:name="T1" style:family="text">
      <style:text-properties officeooo:rsid="0013943d"/>
    </style:style>
    <style:style style:name="T2" style:family="text">
      <style:text-properties officeooo:rsid="001c5dbd"/>
    </style:style>
    <style:style style:name="T3" style:family="text">
      <style:text-properties officeooo:rsid="001f21eb"/>
    </style:style>
    <style:style style:name="T4" style:family="text">
      <style:text-properties officeooo:rsid="001fca2b"/>
    </style:style>
    <style:style style:name="T5" style:family="text">
      <style:text-properties officeooo:rsid="002edde6"/>
    </style:style>
    <style:style style:name="T6" style:family="text">
      <style:text-properties officeooo:rsid="003012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Python course, day 1 – notes</text:h>
      <text:p text:style-name="P1">Notes for type along sessions:</text:p>
      <text:h text:style-name="P31" text:outline-level="2">Expressions, assignments <text:span text:style-name="T4">and conditions</text:span></text:h>
      <text:list xml:id="list7355565034789930770" text:style-name="L1">
        <text:list-item>
          <text:p text:style-name="P2">Types: int, bool, float, <text:span text:style-name="T1">string, complex (with j), None</text:span></text:p>
        </text:list-item>
        <text:list-item>
          <text:p text:style-name="P2">Mathematical operators: +, -, *, / and //</text:p>
        </text:list-item>
        <text:list-item>
          <text:p text:style-name="P3">Automatic type conversion (careful)</text:p>
        </text:list-item>
        <text:list-item>
          <text:p text:style-name="P3">Python 2 and 3 differences</text:p>
        </text:list-item>
        <text:list-item>
          <text:p text:style-name="P3">from __future__ import division</text:p>
        </text:list-item>
        <text:list-item>
          <text:p text:style-name="P3">Simple assignment</text:p>
        </text:list-item>
        <text:list-item>
          <text:p text:style-name="P3">Assignment to variable (fall through)</text:p>
        </text:list-item>
        <text:list-item>
          <text:p text:style-name="P4">Conditions, &lt;, &lt;=, &gt;, &gt;=, ==, !=, is, in</text:p>
        </text:list-item>
        <text:list-item>
          <text:p text:style-name="P5">not</text:p>
        </text:list-item>
        <text:list-item>
          <text:p text:style-name="P5">and and or</text:p>
        </text:list-item>
      </text:list>
      <text:h text:style-name="P32" text:outline-level="2">Strings</text:h>
      <text:list xml:id="list2133388975235524614" text:style-name="L2">
        <text:list-item>
          <text:p text:style-name="P6">Simple string</text:p>
        </text:list-item>
        <text:list-item>
          <text:p text:style-name="P6">Newlines, tabs and quote escapes</text:p>
        </text:list-item>
        <text:list-item>
          <text:p text:style-name="P6">Multiline</text:p>
        </text:list-item>
        <text:list-item>
          <text:p text:style-name="P6">Multiplication and addition</text:p>
        </text:list-item>
        <text:list-item>
          <text:p text:style-name="P6">Concatenate in parentheses</text:p>
        </text:list-item>
        <text:list-item>
          <text:p text:style-name="P6">Indexing (negative)</text:p>
        </text:list-item>
        <text:list-item>
          <text:p text:style-name="P6">Slicing (leave out number fills out)</text:p>
        </text:list-item>
      </text:list>
      <text:h text:style-name="P33" text:outline-level="2">More on strings</text:h>
      <text:list xml:id="list23557912165645934" text:style-name="L3">
        <text:list-item>
          <text:p text:style-name="P7">Cannot assign to index of slice</text:p>
        </text:list-item>
        <text:list-item>
          <text:p text:style-name="P7">In-place operations create new objects</text:p>
        </text:list-item>
        <text:list-item>
          <text:p text:style-name="P7">Strings have methods</text:p>
        </text:list-item>
      </text:list>
      <text:h text:style-name="P43" text:outline-level="2">Lists</text:h>
      <text:list xml:id="list4361089587757306902" text:style-name="L4">
        <text:list-item>
          <text:p text:style-name="P8">Indexing (negative)</text:p>
        </text:list-item>
        <text:list-item>
          <text:p text:style-name="P8">Slicing (leave out number fills out)</text:p>
        </text:list-item>
        <text:list-item>
          <text:p text:style-name="P8">Change with slicing</text:p>
        </text:list-item>
        <text:list-item>
          <text:p text:style-name="P8">Still the same list (they are immutable)</text:p>
        </text:list-item>
        <text:list-item>
          <text:p text:style-name="P9">List addition and multiplication</text:p>
        </text:list-item>
        <text:list-item>
          <text:p text:style-name="P9">Searching 'count', 'index'</text:p>
        </text:list-item>
        <text:list-item>
          <text:p text:style-name="P9">Length with len <text:span text:style-name="T2">(why not mylist.len)</text:span></text:p>
        </text:list-item>
        <text:list-item>
          <text:p text:style-name="P10">Unpacking</text:p>
        </text:list-item>
      </text:list>
      <text:h text:style-name="P34" text:outline-level="2">Loops</text:h>
      <text:list xml:id="list133709996542645023" text:style-name="L5">
        <text:list-item>
          <text:p text:style-name="P11">For is the most useful</text:p>
        </text:list-item>
        <text:list-item>
          <text:p text:style-name="P11">Always assigns elements from a list to one or more variables <text:span text:style-name="T3">(important)</text:span></text:p>
        </text:list-item>
        <text:list-item>
          <text:p text:style-name="P11">For loop with unpacking <text:span text:style-name="T3">(important)</text:span></text:p>
        </text:list-item>
        <text:list-item>
          <text:p text:style-name="P12">break and continue</text:p>
        </text:list-item>
        <text:list-item>
          <text:p text:style-name="P12">else</text:p>
        </text:list-item>
      </text:list>
      <text:h text:style-name="P35" text:outline-level="2">Conditional blocks</text:h>
      <text:list xml:id="list960819499888404482" text:style-name="L6">
        <text:list-item>
          <text:p text:style-name="P13">if</text:p>
        </text:list-item>
        <text:list-item>
          <text:p text:style-name="P13">elif and else are optional</text:p>
        </text:list-item>
      </text:list>
      <text:h text:style-name="P36" text:outline-level="2">Functions</text:h>
      <text:list xml:id="list4517364795768351085" text:style-name="L7">
        <text:list-item>
          <text:p text:style-name="P14">Definition</text:p>
        </text:list-item>
        <text:list-item>
          <text:p text:style-name="P15">Call a function</text:p>
        </text:list-item>
        <text:list-item>
          <text:p text:style-name="P15">Flow control – functions that call functions</text:p>
        </text:list-item>
        <text:list-item>
          <text:p text:style-name="P15">Return and multiple return</text:p>
        </text:list-item>
        <text:list-item>
          <text:p text:style-name="P16">Key-word arguments (be careful with mutable default arguments)</text:p>
        </text:list-item>
        <text:list-item>
          <text:p text:style-name="P17">Arbitrary number of arguments</text:p>
        </text:list-item>
      </text:list>
      <text:h text:style-name="P44" text:outline-level="2">In-line documentation</text:h>
      <text:list xml:id="list6864427967825941052" text:style-name="L8">
        <text:list-item>
          <text:p text:style-name="P18">Comments</text:p>
        </text:list-item>
        <text:list-item>
          <text:p text:style-name="P18">Docstrings</text:p>
        </text:list-item>
      </text:list>
      <text:h text:style-name="P37" text:outline-level="2">More on lists</text:h>
      <text:list xml:id="list3221143367859857652" text:style-name="L9">
        <text:list-item>
          <text:p text:style-name="P19">append, extend, insert, remove, pop, index, count</text:p>
        </text:list-item>
        <text:list-item>
          <text:p text:style-name="P19">In-place: sort, reverse</text:p>
        </text:list-item>
        <text:list-item>
          <text:p text:style-name="P20">map,filter, reduce, lambda NO</text:p>
        </text:list-item>
        <text:list-item>
          <text:p text:style-name="P20">List comprehensions IMPORTANT, <text:span text:style-name="T5">simple and with if</text:span></text:p>
        </text:list-item>
      </text:list>
      <text:h text:style-name="P38" text:outline-level="2">Tuples</text:h>
      <text:list xml:id="list3434545289536184512" text:style-name="L10">
        <text:list-item>
          <text:p text:style-name="P21">Tuples and sequences, <text:span text:style-name="T6">notice how pretty it all is</text:span></text:p>
        </text:list-item>
        <text:list-item>
          <text:p text:style-name="P22">Create with 0 or 1 item</text:p>
        </text:list-item>
        <text:list-item>
          <text:p text:style-name="P22">Tuples are good if you know that you will have a lot of items that you do not need to change</text:p>
        </text:list-item>
      </text:list>
      <text:h text:style-name="P39" text:outline-level="2">Dicts</text:h>
      <text:list xml:id="list1082641319648512648" text:style-name="L11">
        <text:list-item>
          <text:p text:style-name="P23">A dictionary or a mapping, gives you a one-way relation between things</text:p>
        </text:list-item>
        <text:list-item>
          <text:p text:style-name="P23">Useful e.g. for metadata</text:p>
        </text:list-item>
        <text:list-item>
          <text:p text:style-name="P23">keys(), values(), items()</text:p>
        </text:list-item>
        <text:list-item>
          <text:p text:style-name="P23">Create dict by sequence of pairs</text:p>
        </text:list-item>
        <text:list-item>
          <text:p text:style-name="P24">from_keys() and update()</text:p>
        </text:list-item>
        <text:list-item>
          <text:p text:style-name="P24">get() and pop()</text:p>
        </text:list-item>
        <text:list-item>
          <text:p text:style-name="P24">update()</text:p>
        </text:list-item>
      </text:list>
      <text:h text:style-name="P40" text:outline-level="2">Looping techniques</text:h>
      <text:list xml:id="list9156773631269615084" text:style-name="L12">
        <text:list-item>
          <text:p text:style-name="P25">Over lists</text:p>
        </text:list-item>
        <text:list-item>
          <text:p text:style-name="P25">Pairs of lists</text:p>
        </text:list-item>
        <text:list-item>
          <text:p text:style-name="P25">dicts</text:p>
        </text:list-item>
      </text:list>
      <text:h text:style-name="P45" text:outline-level="2">String formatting</text:h>
      <text:list xml:id="list6306721360908286668" text:style-name="L14">
        <text:list-item>
          <text:p text:style-name="P27">Format float {.2f} and exponential {.2e} and pad ints with 0 {:0&gt;10d}</text:p>
        </text:list-item>
        <text:list-item>
          <text:p text:style-name="P27">Exchange order</text:p>
        </text:list-item>
        <text:list-item>
          <text:p text:style-name="P28">Use names</text:p>
        </text:list-item>
      </text:list>
      <text:h text:style-name="P41" text:outline-level="2">Exceptions</text:h>
      <text:list xml:id="list7254450158576358770" text:style-name="L15">
        <text:list-item>
          <text:p text:style-name="P26">Syntax errors</text:p>
        </text:list-item>
        <text:list-item>
          <text:p text:style-name="P26">Common exceptions NameError, ValueError, IndexError, AttributeError</text:p>
        </text:list-item>
        <text:list-item>
          <text:p text:style-name="P26">Catch exception, ACCEPTED workflow, catch several individual</text:p>
        </text:list-item>
        <text:list-item>
          <text:p text:style-name="P26">Catch several in one</text:p>
        </text:list-item>
        <text:list-item>
          <text:p text:style-name="P26">Make one</text:p>
        </text:list-item>
        <text:list-item>
          <text:p text:style-name="P26">Raise one</text:p>
        </text:list-item>
      </text:list>
      <text:h text:style-name="P42" text:outline-level="2">Obect Orient</text:h>
      <text:list xml:id="list3747844123414424999" text:style-name="L16">
        <text:list-item>
          <text:p text:style-name="P29">Demonst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Ubuntu Mono" svg:font-family="'Ubuntu Mono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Objekt_20_med_20_pilespids" style:display-name="Objekt med pilespid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med_20_skygge" style:display-name="Objekt med skyg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" style:display-name="Objekt uden fyl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kt_20_uden_20_fyld_20_og_20_uden_20_linjer" style:display-name="Objekt uden fyld og uden linj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ge_20_margener_20_i_20_brødtekst" style:display-name="Lige margener i brødteks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el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el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Overskrift1" style:family="paragraph" style:default-outline-level="">
      <style:paragraph-properties fo:margin-top="0.42cm" fo:margin-bottom="0.21cm" style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verskrift2" style:family="paragraph" style:default-outline-level="">
      <style:paragraph-properties fo:margin-top="0.42cm" fo:margin-bottom="0.21cm" style:contextual-spacing="false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Mållinj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ggrundsobjekte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g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r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1" style:display-name="Dispositio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sposition_20_2" style:display-name="Disposition 2" style:family="paragraph" style:parent-style-name="Dispositio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isposition_20_3" style:display-name="Disposition 3" style:family="paragraph" style:parent-style-name="Dispositio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sposition_20_4" style:display-name="Disposition 4" style:family="paragraph" style:parent-style-name="Dispositio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5" style:display-name="Disposition 5" style:family="paragraph" style:parent-style-name="Dispositio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6" style:display-name="Disposition 6" style:family="paragraph" style:parent-style-name="Dispositio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7" style:display-name="Disposition 7" style:family="paragraph" style:parent-style-name="Dispositio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8" style:display-name="Disposition 8" style:family="paragraph" style:parent-style-name="Dispositio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sposition_20_9" style:display-name="Disposition 9" style:family="paragraph" style:parent-style-name="Dispositio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Nielsen</meta:initial-creator>
    <meta:creation-date>2015-05-27T14:15:17.593610023</meta:creation-date>
    <dc:date>2015-06-08T15:58:13.840138961</dc:date>
    <dc:creator>Kenneth Nielsen</dc:creator>
    <meta:editing-duration>P11DT20H50M30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4" meta:paragraph-count="87" meta:word-count="420" meta:character-count="2297" meta:non-whitespace-character-count="2032"/>
  </office:meta>
</office:document-meta>
</file>